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1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nJamoDotum" svg:font-family="UnJamoDotu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.95cm" fo:min-width="3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674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998cm" fo:min-width="1.248cm" fo:padding-top="0.178cm" fo:padding-bottom="0.178cm" fo:padding-left="0.303cm" fo:padding-right="0.303cm" fo:wrap-option="wrap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loext:fill-use-slide-background="false" draw:textarea-horizontal-align="justify" draw:textarea-vertical-align="middle" draw:auto-grow-height="false" fo:min-height="1.45cm" fo:min-width="3.2cm" fo:padding-top="0.204cm" fo:padding-bottom="0.204cm" fo:padding-left="0.329cm" fo:padding-right="0.329cm" fo:wrap-option="wrap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398cm" fo:min-width="3.148cm" fo:padding-top="0.178cm" fo:padding-bottom="0.178cm" fo:padding-left="0.303cm" fo:padding-right="0.303cm" fo:wrap-option="wrap"/>
    </style:style>
    <style:style style:name="gr6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2.615cm" fo:min-width="2.365cm" fo:padding-top="0.231cm" fo:padding-bottom="0.231cm" fo:padding-left="0.356cm" fo:padding-right="0.356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801cm" fo:min-width="2.4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20pt" fo:font-weight="bold"/>
    </style:style>
    <style:style style:name="P3" style:family="paragraph">
      <style:text-properties style:font-name="Cantarell Extra Bold" fo:font-size="32pt" fo:font-weight="normal"/>
    </style:style>
    <style:style style:name="P4" style:family="paragraph">
      <loext:graphic-properties draw:fill="none" draw:fill-color="#ffffff"/>
      <style:text-properties style:font-name="Cantarell Extra Bold" fo:font-size="32pt" fo:font-weight="normal"/>
    </style:style>
    <style:style style:name="P5" style:family="paragraph">
      <style:text-properties style:font-name="Cantarell" fo:font-size="32pt" fo:font-weight="bold"/>
    </style:style>
    <style:style style:name="P6" style:family="paragraph">
      <loext:graphic-properties draw:fill="none" draw:fill-color="#ffffff"/>
      <style:text-properties style:font-name="Cantarell" fo:font-size="32pt" fo:font-weight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line-height="1.474cm"/>
      <style:text-properties fo:color="#000000" loext:opacity="100%" style:font-name="Cantarell Extra Bold" fo:font-size="42pt" fo:font-weight="normal"/>
    </style:style>
    <style:style style:name="P9" style:family="paragraph">
      <loext:graphic-properties draw:fill="none" draw:fill-color="#ffffff"/>
      <style:paragraph-properties fo:line-height="1.474cm"/>
      <style:text-properties fo:color="#000000" loext:opacity="100%" loext:color-lum-mod="100%" loext:color-lum-off="0%" style:font-name="Cantarell Extra Bold" fo:font-size="42pt" fo:font-weight="normal"/>
    </style:style>
    <style:style style:name="T1" style:family="text">
      <style:text-properties style:font-name="Ubuntu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4.2cm" svg:x="5.516cm" svg:y="7.8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74cm" svg:height="1.047cm" svg:x="5.722cm" svg:y="5.955cm">
          <draw:text-box>
            <text:p><text:span text:style-name="T1">qdaq</text:span></text:p>
          </draw:text-box>
        </draw:frame>
        <draw:custom-shape draw:style-name="gr3" draw:text-style-name="P1" draw:layer="layout" svg:width="2cm" svg:height="1.5cm" svg:x="5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851cm" svg:height="1.606cm" svg:x="5.682cm" svg:y="9.07cm">
          <draw:text-box>
            <text:p text:style-name="P3">QDAQ</text:p>
          </draw:text-box>
        </draw:frame>
        <draw:custom-shape draw:style-name="gr4" draw:text-style-name="P1" draw:layer="layout" svg:width="4cm" svg:height="2cm" svg:x="5.611cm" svg:y="8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cm" svg:height="4.2cm" svg:x="5.452cm" svg:y="13.402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868cm" svg:height="1.606cm" svg:x="5.618cm" svg:y="14.699cm">
          <draw:text-box>
            <text:p text:style-name="P5">QDAQ</text:p>
          </draw:text-box>
        </draw:frame>
        <draw:custom-shape draw:style-name="gr5" draw:text-style-name="P1" draw:layer="layout" svg:width="4cm" svg:height="2cm" svg:x="5.552cm" svg:y="14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75cm" svg:height="3.175cm" svg:x="12.81cm" svg:y="8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2.953cm" svg:height="3.199cm" svg:x="12.937cm" svg:y="8.488cm">
          <draw:text-box>
            <text:p text:style-name="P8">Q D</text:p>
            <text:p text:style-name="P8">A Q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1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nJamoDotum" svg:font-family="UnJamoDotu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1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0:47:04.375817506</meta:creation-date>
    <dc:date>2023-07-11T17:28:55.343851458</dc:date>
    <meta:editing-duration>PT1H1M3S</meta:editing-duration>
    <meta:editing-cycles>7</meta:editing-cycles>
    <meta:generator>LibreOffice/7.5.4.2$Linux_X86_64 LibreOffice_project/50$Build-2</meta:generator>
    <meta:document-statistic meta:object-count="10"/>
  </office:meta>
</office:document-meta>
</file>